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2f44" officeooo:paragraph-rsid="00112f44"/>
    </style:style>
    <style:style style:name="P2" style:family="paragraph" style:parent-style-name="Standard">
      <style:text-properties officeooo:rsid="0013699f" officeooo:paragraph-rsid="0013699f"/>
    </style:style>
    <style:style style:name="P3" style:family="paragraph" style:parent-style-name="Standard">
      <style:text-properties officeooo:rsid="0014c12a" officeooo:paragraph-rsid="0014c12a"/>
    </style:style>
    <style:style style:name="T1" style:family="text">
      <style:text-properties officeooo:rsid="001678d5"/>
    </style:style>
    <style:style style:name="T2" style:family="text">
      <style:text-properties officeooo:rsid="0018d8eb"/>
    </style:style>
    <style:style style:name="T3" style:family="text">
      <style:text-properties officeooo:rsid="001a81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cambio en un software por mínimo que parezca <text:s/>genera un impacto en todo los módulos del mismo, estos deben ser probados y verificados antes y después de agregar <text:s/>el cambio <text:s/>que sigan funcionando para su despliegue en producción. </text:p>
      <text:p text:style-name="P1"/>
      <text:p text:style-name="P1">Para la planeación de tiempo en este tipo de caso, se debe incluir el tiempo de análisis, no se puede entrar a <text:s/>modificar el programa sin antes analizar que impacto tiene sobre el o los módulos que están relacionados.</text:p>
      <text:p text:style-name="P1"/>
      <text:p text:style-name="P1">Si la aplicación es una aplicación web <text:s/>que implica una arquitectura MVC, y <text:s/>esta <text:s text:c="2"/>consume servicios <text:span text:style-name="T2">SAO and REST</text:span>, todas estas deben ser analizadas y probadas por separado. <text:span text:style-name="T2">Generando un panorama controlado es decir se ingresan <text:s/>unos datos y de ante mano se conoce la respuesta de la aplicación.</text:span></text:p>
      <text:p text:style-name="P1"/>
      <text:p text:style-name="P2">En metodologías ágiles como SCRUM este tipo de análisis se tienden a obviar, o al menos en la mayoría de los casos los equipos de desarrollo planean el tiempo según las actividades que se deben crear y no incluyen un tiempo de análisis y prueba.</text:p>
      <text:p text:style-name="P2"/>
      <text:p text:style-name="P2">Si estos dos tiempos no son incluidos, el desarrollo estará basado en una subestimacion <text:s/>generando <text:s/>incumplimientos y mala imagen ante los clientes los cuales <text:s/>generan compromisos con el tiempo pactado.</text:p>
      <text:p text:style-name="P2"/>
      <text:p text:style-name="P3">Se debe tener alta disciplina para probar (no conocimiento aquí no es necesario), solo hacer seguimiento a cada una de las variables y seguir el flujo del programa.</text:p>
      <text:p text:style-name="P3"/>
      <text:p text:style-name="P3">En esta parte aun no se codifica, es necesario estimar un tiempo <text:span text:style-name="T3">mínimo</text:span> de 4 horas, <text:s/>y tomar todo ese tiempo para esa actividad, no hacerlo implica en muchos casos que el 50 % del tiempo planeado para el desarrollo sera utilizado <text:span text:style-name="T1">en la </text:span><text:s text:c="2"/><text:span text:style-name="T1">búsqueda</text:span> y <text:span text:style-name="T1">corrección de </text:span><text:s/>errores.</text:p>
      <text:p text:style-name="P3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0:15:32.501000000</meta:creation-date>
    <meta:generator>LibreOffice/5.2.1.2$Windows_x86 LibreOffice_project/31dd62db80d4e60af04904455ec9c9219178d620</meta:generator>
    <dc:date>2017-04-27T22:45:19.450000000</dc:date>
    <meta:editing-duration>PT42M47S</meta:editing-duration>
    <meta:editing-cycles>8</meta:editing-cycles>
    <meta:document-statistic meta:table-count="0" meta:image-count="0" meta:object-count="0" meta:page-count="1" meta:paragraph-count="8" meta:word-count="279" meta:character-count="1630" meta:non-whitespace-character-count="1340"/>
  </office:meta>
</office:document-meta>
</file>